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80658FBC8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1.5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1.9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1.9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1cm" fo:min-width="1.9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888cm" svg:height="27.852cm" draw:transform="rotate (3.13757839631021) translate (20.888cm 28.7cm)">
          <draw:image xlink:href="Pictures/10000000000001E000000280658FBC81.jpg" xlink:type="simple" xlink:show="embed" xlink:actuate="onLoad">
            <text:p/>
          </draw:image>
        </draw:frame>
        <draw:line draw:style-name="gr2" draw:text-style-name="P1" draw:layer="layout" svg:x1="17.48cm" svg:y1="27.717cm" svg:x2="17.486cm" svg:y2="26.483cm">
          <text:p/>
        </draw:line>
        <draw:line draw:style-name="gr2" draw:text-style-name="P1" draw:layer="layout" svg:x1="16.555cm" svg:y1="26.356cm" svg:x2="16.561cm" svg:y2="25.122cm">
          <text:p/>
        </draw:line>
        <draw:line draw:style-name="gr2" draw:text-style-name="P1" draw:layer="layout" svg:x1="15.678cm" svg:y1="25.014cm" svg:x2="15.685cm" svg:y2="23.41cm">
          <text:p/>
        </draw:line>
        <draw:line draw:style-name="gr2" draw:text-style-name="P1" draw:layer="layout" svg:x1="14.718cm" svg:y1="23.386cm" svg:x2="14.728cm" svg:y2="21.289cm">
          <text:p/>
        </draw:line>
        <draw:line draw:style-name="gr2" draw:text-style-name="P1" draw:layer="layout" svg:x1="13.617cm" svg:y1="21.338cm" svg:x2="13.627cm" svg:y2="19.063cm">
          <text:p/>
        </draw:line>
        <draw:line draw:style-name="gr2" draw:text-style-name="P1" draw:layer="layout" svg:x1="12.64cm" svg:y1="19.113cm" svg:x2="12.651cm" svg:y2="16.646cm">
          <text:p/>
        </draw:line>
        <draw:line draw:style-name="gr2" draw:text-style-name="P1" draw:layer="layout" svg:x1="11.664cm" svg:y1="16.71cm" svg:x2="11.672cm" svg:y2="14.983cm">
          <text:p/>
        </draw:line>
        <draw:line draw:style-name="gr2" draw:text-style-name="P1" draw:layer="layout" svg:x1="10.932cm" svg:y1="14.979cm" svg:x2="10.94cm" svg:y2="13.129cm">
          <text:p/>
        </draw:line>
        <draw:line draw:style-name="gr2" draw:text-style-name="P1" draw:layer="layout" svg:x1="9.953cm" svg:y1="13.248cm" svg:x2="9.961cm" svg:y2="11.398cm">
          <text:p/>
        </draw:line>
        <draw:line draw:style-name="gr2" draw:text-style-name="P1" draw:layer="layout" svg:x1="9.097cm" svg:y1="11.394cm" svg:x2="9.11cm" svg:y2="8.433cm">
          <text:p/>
        </draw:line>
        <draw:frame draw:style-name="gr3" draw:layer="layout" svg:width="2.228cm" svg:height="1.31cm" draw:transform="rotate (1.56625847073971) translate (17.703cm 28.211cm)">
          <draw:text-box>
            <text:p>0mA</text:p>
          </draw:text-box>
        </draw:frame>
        <draw:frame draw:style-name="gr4" draw:layer="layout" svg:width="2.662cm" svg:height="1.309cm" draw:transform="rotate (1.56660753659011) translate (7.494cm 11.334cm)">
          <draw:text-box>
            <text:p>90mA</text:p>
          </draw:text-box>
        </draw:frame>
        <draw:frame draw:style-name="gr5" draw:layer="layout" svg:width="2.661cm" svg:height="1.31cm" draw:transform="rotate (1.56625847073971) translate (10.447cm 13.004cm)">
          <draw:text-box>
            <text:p>80mA</text:p>
          </draw:text-box>
        </draw:frame>
        <draw:frame draw:style-name="gr6" draw:layer="layout" svg:width="2.661cm" svg:height="1.311cm" draw:transform="rotate (1.56590940488931) translate (9.495cm 15.537cm)">
          <draw:text-box>
            <text:p>70mA</text:p>
          </draw:text-box>
        </draw:frame>
        <draw:frame draw:style-name="gr5" draw:layer="layout" svg:width="2.661cm" svg:height="1.31cm" draw:transform="rotate (1.56625847073971) translate (12.034cm 16.72cm)">
          <draw:text-box>
            <text:p>60mA</text:p>
          </draw:text-box>
        </draw:frame>
        <draw:frame draw:style-name="gr5" draw:layer="layout" svg:width="2.662cm" svg:height="1.31cm" draw:transform="rotate (1.56625847073971) translate (11.082cm 19.246cm)">
          <draw:text-box>
            <text:p>50mA</text:p>
          </draw:text-box>
        </draw:frame>
        <draw:frame draw:style-name="gr4" draw:layer="layout" svg:width="2.661cm" svg:height="1.309cm" draw:transform="rotate (1.56625847073971) translate (14.111cm 21.293cm)">
          <draw:text-box>
            <text:p>40mA</text:p>
          </draw:text-box>
        </draw:frame>
        <draw:frame draw:style-name="gr4" draw:layer="layout" svg:width="2.662cm" svg:height="1.309cm" draw:transform="rotate (1.56625847073971) translate (13.113cm 23.82cm)">
          <draw:text-box>
            <text:p>30mA</text:p>
          </draw:text-box>
        </draw:frame>
        <draw:frame draw:style-name="gr6" draw:layer="layout" svg:width="2.661cm" svg:height="1.311cm" draw:transform="rotate (1.56590940488931) translate (15.943cm 25.002cm)">
          <draw:text-box>
            <text:p>20mA</text:p>
          </draw:text-box>
        </draw:frame>
        <draw:frame draw:style-name="gr5" draw:layer="layout" svg:width="2.661cm" svg:height="1.31cm" draw:transform="rotate (1.56625847073971) translate (15.193cm 27.529cm)">
          <draw:text-box>
            <text:p>10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5T13:35:51.839669236</dc:date>
    <dc:creator>frederik </dc:creator>
    <meta:document-statistic meta:object-count="21"/>
    <meta:generator>LibreOffice/4.2.8.2$Linux_X86_64 LibreOffice_project/420m0$Build-2</meta:generator>
  </office:meta>
</office:document-meta>
</file>